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17d" officeooo:paragraph-rsid="000bc17d"/>
    </style:style>
    <style:style style:name="P2" style:family="paragraph" style:parent-style-name="Standard">
      <style:text-properties officeooo:rsid="000bc17d" officeooo:paragraph-rsid="000c7134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bc17d" officeooo:paragraph-rsid="000bc17d"/>
    </style:style>
    <style:style style:name="P4" style:family="paragraph" style:parent-style-name="Standard">
      <style:text-properties officeooo:rsid="000bc17d" officeooo:paragraph-rsid="000c7134"/>
    </style:style>
    <style:style style:name="P5" style:family="paragraph" style:parent-style-name="Standard">
      <style:text-properties officeooo:rsid="000de0ba" officeooo:paragraph-rsid="000de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txt</text:p>
      <text:p text:style-name="P1"/>
      <text:p text:style-name="P1">x</text:p>
      <text:p text:style-name="P1">y</text:p>
      <text:p text:style-name="P1">mode</text:p>
      <text:p text:style-name="P1"/>
      <text:p text:style-name="P1"/>
      <text:p text:style-name="P1"/>
      <text:p text:style-name="P1">file real training</text:p>
      <text:p text:style-name="P1">is</text:p>
      <text:p text:style-name="P1"/>
      <text:p text:style-name="P3"/>
      <text:p text:style-name="P1">[new]</text:p>
      <text:p text:style-name="P1">67 line of train data</text:p>
      <text:p text:style-name="P1">x</text:p>
      <text:p text:style-name="P1">y</text:p>
      <text:p text:style-name="P1">mode</text:p>
      <text:p text:style-name="P1">---------------------------------</text:p>
      <text:p text:style-name="P2">[new]</text:p>
      <text:p text:style-name="P2">67 line of train data</text:p>
      <text:p text:style-name="P2">x</text:p>
      <text:p text:style-name="P2">y</text:p>
      <text:p text:style-name="P2">mode</text:p>
      <text:p text:style-name="P2"/>
      <text:p text:style-name="P2"/>
      <text:p text:style-name="P2"/>
      <text:p text:style-name="P2"/>
      <text:p text:style-name="P5">ค้นพบวิธีแก้ปัญหา</text:p>
      <text:p text:style-name="P5">.pyc</text:p>
      <text:p text:style-name="P5">.py</text:p>
      <text:p text:style-name="P5"/>
      <text:p text:style-name="P5">ต้องกด ctrl + h</text:p>
      <text:p text:style-name="P5">เพื่อดูไฟล์ที่ซ่อนอยู่ด้วย</text:p>
      <text:p text:style-name="P5">~ramdom.pyc</text:p>
      <text:p text:style-name="P5">~ramdom.py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22:13:47.302006121</meta:creation-date>
    <meta:generator>LibreOffice/4.2.4.2$Linux_X86_64 LibreOffice_project/420m0$Build-2</meta:generator>
    <dc:date>2014-08-23T23:38:45.762903405</dc:date>
    <meta:editing-duration>PT8S</meta:editing-duration>
    <meta:editing-cycles>3</meta:editing-cycles>
    <meta:document-statistic meta:table-count="0" meta:image-count="0" meta:object-count="0" meta:page-count="1" meta:paragraph-count="24" meta:word-count="67" meta:character-count="197" meta:non-whitespace-character-count="184"/>
  </office:meta>
</office:document-meta>
</file>